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 style:font-family-generic="system" style:font-pitch="variable"/>
    <style:font-face style:name="F" svg:font-family="" style:font-family-generic="roman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-gradient-name="gradient" draw:fill-hatch-name="hatch"/>
      <style:paragraph-properties fo:line-height="100%"/>
      <style:text-properties officeooo:rsid="00081638"/>
    </style:style>
    <style:style style:name="P2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00%" fo:text-align="justify" style:justify-single-word="false" fo:orphans="2" fo:widows="2"/>
    </style:style>
    <style:style style:name="P3" style:family="paragraph" style:parent-style-name="Preformatted_20_Text">
      <loext:graphic-properties draw:fill-gradient-name="gradient" draw:fill-hatch-name="hatch"/>
      <style:paragraph-properties fo:line-height="100%"/>
    </style:style>
    <style:style style:name="P4" style:family="paragraph" style:parent-style-name="Standard">
      <style:text-properties officeooo:rsid="00081638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line-height="100%"/>
      <style:text-properties style:font-name="F" fo:font-size="8pt" style:font-name-asian="Inconsolata" style:font-size-asian="8pt" style:font-size-complex="8pt"/>
    </style:style>
    <style:style style:name="P9" style:family="paragraph">
      <style:paragraph-properties fo:line-height="100%"/>
      <style:text-properties style:font-name="F" fo:font-size="8pt" style:font-size-asian="8pt" style:font-size-complex="8pt"/>
    </style:style>
    <style:style style:name="P10" style:family="paragraph">
      <style:paragraph-properties fo:line-height="100%" fo:text-align="justify"/>
      <style:text-properties style:font-name="F" fo:font-size="8pt" style:font-name-asian="Inconsolata" style:font-size-asian="8pt" style:font-size-complex="8pt"/>
    </style:style>
    <style:style style:name="P11" style:family="paragraph">
      <style:paragraph-properties fo:line-height="100%" fo:text-align="justify"/>
      <style:text-properties style:font-name="F" fo:font-size="8pt" style:font-size-asian="8pt" style:font-size-complex="8pt"/>
    </style:style>
    <style:style style:name="P12" style:family="paragraph">
      <loext:graphic-properties draw:fill="none" draw:fill-color="#ffffff"/>
      <style:paragraph-properties fo:line-height="100%"/>
      <style:text-properties style:font-name="F" fo:font-size="8pt" style:font-name-asian="Inconsolata" style:font-size-asian="8pt" style:font-size-complex="8pt"/>
    </style:style>
    <style:style style:name="T1" style:family="text">
      <style:text-properties fo:font-variant="normal" fo:text-transform="none" fo:color="#0000ff" loext:opacity="100%" style:font-name="Inconsolata" fo:font-size="14pt" fo:letter-spacing="normal" fo:font-style="normal" fo:font-weight="normal"/>
    </style:style>
    <style:style style:name="T2" style:family="text">
      <style:text-properties fo:font-variant="normal" fo:text-transform="none" fo:color="#0000ff" loext:opacity="100%" style:font-name="Inconsolata" fo:letter-spacing="normal" fo:font-style="normal" fo:font-weight="normal"/>
    </style:style>
    <style:style style:name="T3" style:family="text">
      <style:text-properties fo:font-variant="normal" fo:text-transform="none" fo:color="#0000ff" loext:opacity="100%" style:font-name="Inconsolata" fo:font-size="9pt" fo:letter-spacing="normal" fo:font-style="normal" fo:font-weight="normal" style:font-size-asian="9pt" style:font-size-complex="9pt"/>
    </style:style>
    <style:style style:name="T4" style:family="text">
      <style:text-properties fo:font-variant="normal" fo:text-transform="none" fo:color="#0000ff" loext:opacity="100%" style:font-name="Inconsolata" fo:font-size="6pt" fo:letter-spacing="normal" fo:font-style="normal" fo:font-weight="normal" style:font-size-asian="6pt" style:font-size-complex="6pt"/>
    </style:style>
    <style:style style:name="T5" style:family="text">
      <style:text-properties fo:font-variant="normal" fo:text-transform="none" fo:color="#fc0204" loext:opacity="100%" style:font-name="Inconsolata" fo:font-size="14pt" fo:letter-spacing="normal" fo:font-style="normal" fo:font-weight="normal"/>
    </style:style>
    <style:style style:name="T6" style:family="text">
      <style:text-properties fo:font-variant="normal" fo:text-transform="none" fo:color="#fc0204" loext:opacity="100%" style:font-name="Inconsolata" fo:letter-spacing="normal" fo:font-style="normal" fo:font-weight="normal"/>
    </style:style>
    <style:style style:name="T7" style:family="text">
      <style:text-properties fo:font-variant="normal" fo:text-transform="none" fo:color="#fc0204" loext:opacity="100%" style:font-name="Inconsolata" fo:font-size="9pt" fo:letter-spacing="normal" fo:font-style="normal" fo:font-weight="normal" style:font-size-asian="9pt" style:font-size-complex="9pt"/>
    </style:style>
    <style:style style:name="T8" style:family="text">
      <style:text-properties fo:font-variant="normal" fo:text-transform="none" fo:color="#fc0204" loext:opacity="100%" style:font-name="Inconsolata" fo:font-size="6pt" fo:letter-spacing="normal" fo:font-style="normal" fo:font-weight="normal" style:font-size-asian="6pt" style:font-size-complex="6pt"/>
    </style:style>
    <style:style style:name="T9" style:family="text">
      <style:text-properties fo:font-variant="normal" fo:text-transform="none" fo:color="#000000" loext:opacity="100%" style:font-name="Inconsolata" fo:font-size="14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Inconsolata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Inconsolata" fo:font-size="9pt" fo:letter-spacing="normal" fo:font-style="normal" fo:font-weight="normal" style:font-size-asian="9pt" style:font-size-complex="9pt"/>
    </style:style>
    <style:style style:name="T12" style:family="text">
      <style:text-properties fo:font-variant="normal" fo:text-transform="none" fo:color="#000000" loext:opacity="100%" style:font-name="Inconsolata" fo:font-size="6pt" fo:letter-spacing="normal" fo:font-style="normal" fo:font-weight="normal" style:font-size-asian="6pt" style:font-size-complex="6pt"/>
    </style:style>
    <style:style style:name="T13" style:family="text">
      <style:text-properties fo:font-variant="normal" fo:text-transform="none" fo:color="#000000" loext:opacity="100%" fo:letter-spacing="normal"/>
    </style:style>
    <style:style style:name="T14" style:family="text">
      <style:text-properties fo:font-variant="normal" fo:text-transform="none" fo:color="#000000" loext:opacity="100%" fo:font-size="9pt" fo:letter-spacing="normal" style:font-size-asian="9pt" style:font-size-complex="9pt"/>
    </style:style>
    <style:style style:name="T15" style:family="text">
      <style:text-properties fo:font-variant="normal" fo:text-transform="none" fo:color="#000000" loext:opacity="100%" fo:font-size="6pt" fo:letter-spacing="normal" style:font-size-asian="6pt" style:font-size-complex="6pt"/>
    </style:style>
    <style:style style:name="T16" style:family="text">
      <style:text-properties fo:font-variant="normal" fo:text-transform="none" fo:color="#446fbd" loext:opacity="100%" style:font-name="Inconsolata" fo:font-size="14pt" fo:letter-spacing="normal" fo:font-style="normal" fo:font-weight="normal"/>
    </style:style>
    <style:style style:name="T17" style:family="text">
      <style:text-properties fo:font-variant="normal" fo:text-transform="none" fo:color="#446fbd" loext:opacity="100%" style:font-name="Inconsolata" fo:letter-spacing="normal" fo:font-style="normal" fo:font-weight="normal"/>
    </style:style>
    <style:style style:name="T18" style:family="text">
      <style:text-properties fo:font-variant="normal" fo:text-transform="none" fo:color="#446fbd" loext:opacity="100%" style:font-name="Inconsolata" fo:font-size="9pt" fo:letter-spacing="normal" fo:font-style="normal" fo:font-weight="normal" style:font-size-asian="9pt" style:font-size-complex="9pt"/>
    </style:style>
    <style:style style:name="T19" style:family="text">
      <style:text-properties fo:font-variant="normal" fo:text-transform="none" fo:color="#446fbd" loext:opacity="100%" style:font-name="Inconsolata" fo:font-size="6pt" fo:letter-spacing="normal" fo:font-style="normal" fo:font-weight="normal" style:font-size-asian="6pt" style:font-size-complex="6pt"/>
    </style:style>
    <style:style style:name="T20" style:family="text">
      <style:text-properties fo:font-size="8pt" fo:background-color="#f6f9d4" style:font-size-asian="8pt" style:font-size-complex="8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fo:background-color="#ff0000" style:font-size-asian="8pt" style:font-size-complex="8pt"/>
    </style:style>
    <style:style style:name="T23" style:family="text">
      <style:text-properties fo:font-size="8pt" fo:background-color="#ffd7d7" style:font-size-asian="8pt" style:font-size-complex="8pt"/>
    </style:style>
    <style:style style:name="T24" style:family="text">
      <style:text-properties fo:font-size="8pt" fo:background-color="#ffff00" style:font-size-asian="8pt" style:font-size-complex="8pt"/>
    </style:style>
    <style:style style:name="T25" style:family="text">
      <style:text-properties fo:font-size="8pt" fo:font-weight="bold" fo:background-color="#ffff00" style:font-size-asian="8pt" style:font-weight-asian="bold" style:font-size-complex="8pt" style:font-weight-complex="bold"/>
    </style:style>
    <style:style style:name="T26" style:family="text">
      <style:text-properties fo:font-size="8pt" fo:background-color="#729fcf" style:font-size-asian="8pt" style:font-size-complex="8pt"/>
    </style:style>
    <style:style style:name="T27" style:family="text">
      <style:text-properties fo:color="#0000ff" loext:opacity="100%" fo:font-size="8pt" style:font-name-asian="Inconsolata" style:font-size-asian="8pt" style:font-size-complex="8pt"/>
    </style:style>
    <style:style style:name="T28" style:family="text">
      <style:text-properties fo:color="#fc0204" loext:opacity="100%" fo:font-size="8pt" style:font-name-asian="Inconsolata" style:font-size-asian="8pt" style:font-size-complex="8pt"/>
    </style:style>
    <style:style style:name="T29" style:family="text">
      <style:text-properties fo:color="#000000" loext:opacity="100%" fo:font-size="8pt" style:font-name-asian="Inconsolata" style:font-size-asian="8pt" style:font-size-complex="8pt"/>
    </style:style>
    <style:style style:name="T30" style:family="text">
      <style:text-properties fo:color="#446fbd" loext:opacity="100%" fo:font-size="8pt" style:font-name-asian="Inconsolata" style:font-size-asian="8pt" style:font-size-complex="8pt"/>
    </style:style>
    <style:style style:name="T31" style:family="text">
      <style:text-properties fo:color="#fc0204" loext:opacity="100%" fo:font-size="8pt" fo:background-color="#ffd7d7" style:font-name-asian="Inconsolata" style:font-size-asian="8pt" style:font-size-complex="8pt"/>
    </style:style>
    <style:style style:name="T32" style:family="text">
      <style:text-properties fo:color="#446fbd" loext:opacity="100%" fo:font-size="8pt" fo:background-color="#ffd7d7" style:font-name-asian="Inconsolata" style:font-size-asian="8pt" style:font-size-complex="8pt"/>
    </style:style>
    <style:style style:name="T33" style:family="text">
      <style:text-properties fo:color="#000000" loext:opacity="100%" fo:font-size="8pt" fo:background-color="#ffd7d7" style:font-name-asian="Inconsolata" style:font-size-asian="8pt" style:font-size-complex="8pt"/>
    </style:style>
    <style:style style:name="T34" style:family="text">
      <style:text-properties fo:color="#000000" loext:opacity="100%" fo:font-size="8pt" style:font-size-asian="8pt" style:font-size-complex="8pt"/>
    </style:style>
    <style:style style:name="T35" style:family="text">
      <style:text-properties fo:color="#446fbd" loext:opacity="100%" fo:font-size="8pt" fo:background-color="#729fcf" style:font-name-asian="Inconsolata" style:font-size-asian="8pt" style:font-size-complex="8pt"/>
    </style:style>
    <style:style style:name="T36" style:family="text">
      <style:text-properties fo:color="#0000ff" loext:opacity="100%" fo:font-size="8pt" fo:background-color="#729fcf" style:font-name-asian="Inconsolata" style:font-size-asian="8pt" style:font-size-complex="8pt"/>
    </style:style>
    <style:style style:name="T37" style:family="text">
      <style:text-properties fo:color="#fc0204" loext:opacity="100%" fo:font-size="8pt" fo:background-color="#729fcf" style:font-name-asian="Inconsolata" style:font-size-asian="8pt" style:font-size-complex="8pt"/>
    </style:style>
    <style:style style:name="T38" style:family="text">
      <style:text-properties fo:color="#000000" loext:opacity="100%" fo:font-size="8pt" fo:background-color="#729fcf" style:font-name-asian="Inconsolata" style:font-size-asian="8pt" style:font-size-complex="8pt"/>
    </style:style>
    <style:style style:name="gr1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1.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0.1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6.9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untes:<text:line-break/></text:p>
      <text:p text:style-name="P3"><draw:frame text:anchor-type="paragraph" draw:z-index="2" draw:name="Marco de texto 3" draw:style-name="gr4" draw:text-style-name="P6" svg:width="10.15cm" svg:height="11.131cm" svg:x="8.849cm" svg:y="0.065cm"><draw:text-box><text:p><text:span text:style-name="T20">&lt;?xml version="1.0" encoding="UTF-8"?&gt;</text:span></text:p><text:p><text:span text:style-name="T20">&lt;xsl:stylesheet xmlns:xsl="http://www.w3.org/1999/XSL/Transform" version="1.0"&gt;</text:span></text:p><text:p><text:span text:style-name="T20"><text:s text:c="2"/></text:span><text:span text:style-name="T20">&lt;xsl:strip-space elements="*" /&gt;</text:span></text:p><text:p><text:span text:style-name="T21"/></text:p><text:p><text:span text:style-name="T21"><text:s text:c="2"/></text:span><text:span text:style-name="T21">&lt;xsl:template match="ies"&gt;</text:span></text:p><text:p><text:span text:style-name="T21"><text:s text:c="4"/></text:span><text:span text:style-name="T22">&lt;html&gt;</text:span></text:p><text:p><text:span text:style-name="T21"><text:s text:c="6"/></text:span><text:span text:style-name="T21">&lt;h1&gt;&lt;xsl:value-of select="</text:span><text:span text:style-name="T23">@nombre</text:span><text:span text:style-name="T21">" /&gt;&lt;/h1&gt;</text:span></text:p><text:p><text:span text:style-name="T21"><text:s text:c="6"/></text:span><text:span text:style-name="T21">&lt;p&gt;Página web: </text:span><text:span text:style-name="T24">&lt;a &gt;</text:span></text:p><text:p><text:span text:style-name="T24"><text:s text:c="7"/></text:span><text:span text:style-name="T25"><text:s/></text:span><text:span text:style-name="T25">&lt;xsl:attribute name="href"&gt;</text:span></text:p><text:p><text:span text:style-name="T24"><text:s text:c="10"/></text:span><text:span text:style-name="T24">&lt;xsl:value-of select="@web" /&gt;</text:span></text:p><text:p><text:span text:style-name="T24"><text:s text:c="8"/></text:span><text:span text:style-name="T24">&lt;/xsl:attribute&gt;</text:span></text:p><text:p><text:span text:style-name="T24"><text:s text:c="8"/></text:span><text:span text:style-name="T24">&lt;xsl:value-of select="@web" /&gt;&lt;/a&gt;</text:span><text:span text:style-name="T21">&lt;/p&gt;</text:span></text:p><text:p><text:span text:style-name="T21"><text:s text:c="6"/></text:span><text:span text:style-name="T21">&lt;table border="1"&gt;</text:span></text:p><text:p><text:span text:style-name="T21"><text:s text:c="8"/></text:span><text:span text:style-name="T21">&lt;tr&gt;</text:span></text:p><text:p><text:span text:style-name="T21"><text:s text:c="10"/></text:span><text:span text:style-name="T21">&lt;th&gt;Nombre del ciclo&lt;/th&gt;</text:span></text:p><text:p><text:span text:style-name="T21"><text:s text:c="10"/></text:span><text:span text:style-name="T21">&lt;th&gt;Grado&lt;/th&gt;</text:span></text:p><text:p><text:span text:style-name="T21"><text:s text:c="10"/></text:span><text:span text:style-name="T21">&lt;th&gt;Año del título&lt;/th&gt;</text:span></text:p><text:p><text:span text:style-name="T21"><text:s text:c="8"/></text:span><text:span text:style-name="T21">&lt;/tr&gt;</text:span></text:p><text:p><text:span text:style-name="T21"><text:s text:c="8"/></text:span><text:span text:style-name="T21">&lt;xsl:apply-templates /&gt;</text:span></text:p><text:p><text:span text:style-name="T21"><text:s text:c="6"/></text:span><text:span text:style-name="T21">&lt;/table&gt;</text:span></text:p><text:p><text:span text:style-name="T21"><text:s text:c="3"/></text:span><text:span text:style-name="T22"><text:s/></text:span><text:span text:style-name="T22">&lt;/html&gt;</text:span></text:p><text:p><text:span text:style-name="T21"><text:s text:c="2"/></text:span><text:span text:style-name="T21">&lt;/xsl:template&gt;</text:span></text:p><text:p><text:span text:style-name="T21"/></text:p><text:p><text:span text:style-name="T21"><text:s text:c="2"/></text:span><text:span text:style-name="T21">&lt;xsl:template match="ciclo"&gt;</text:span></text:p><text:p><text:span text:style-name="T21"><text:s text:c="4"/></text:span><text:span text:style-name="T21">&lt;tr&gt;</text:span></text:p><text:p><text:span text:style-name="T21"><text:s text:c="6"/></text:span><text:span text:style-name="T21">&lt;td&gt;&lt;xsl:value-of select="nombre"/&gt;&lt;/td&gt;</text:span></text:p><text:p><text:span text:style-name="T21"><text:s text:c="6"/></text:span><text:span text:style-name="T21">&lt;td&gt;&lt;xsl:value-of select="grado"/&gt;&lt;/td&gt;</text:span></text:p><text:p><text:span text:style-name="T21"><text:s text:c="6"/></text:span><text:span text:style-name="T21">&lt;td&gt;&lt;xsl:value-of select=</text:span><text:span text:style-name="T26">"decretoTitulo/@año"</text:span><text:span text:style-name="T21">/&gt;&lt;/td&gt;</text:span></text:p><text:p><text:span text:style-name="T21"><text:s text:c="4"/></text:span><text:span text:style-name="T21">&lt;/tr&gt;</text:span></text:p><text:p><text:span text:style-name="T21"><text:s text:c="2"/></text:span><text:span text:style-name="T21">&lt;/xsl:template&gt;</text:span></text:p><text:p><text:span text:style-name="T21"/></text:p><text:p><text:span text:style-name="T20">&lt;/xsl:stylesheet&gt;</text:span></text:p></draw:text-box></draw:frame><text:span text:style-name="Source_20_Text"><text:span text:style-name="T19"/></text:span></text:p>
      <text:p text:style-name="P4"><draw:frame text:anchor-type="paragraph" draw:z-index="1" draw:name="Marco de texto 2" draw:style-name="gr5" draw:text-style-name="P6" svg:width="10.829cm" svg:height="10.118cm" svg:x="-1.782cm" svg:y="8.759cm"><draw:text-box><text:p text:style-name="P7"><text:span text:style-name="T21">&lt;?xml version="1.0" encoding="UTF-8"?&gt;</text:span></text:p><text:p text:style-name="P7"><text:span text:style-name="T22">&lt;html&gt;</text:span></text:p><text:p text:style-name="P7"><text:span text:style-name="T21"><text:s text:c="2"/></text:span><text:span text:style-name="T21">&lt;h1&gt;IES Abastos&lt;/h1&gt;</text:span></text:p><text:p text:style-name="P7"><text:span text:style-name="T21"><text:s text:c="2"/></text:span><text:span text:style-name="T21">&lt;p&gt;Página web:</text:span><text:span text:style-name="T24"> &lt;a </text:span><text:span text:style-name="T25">href="http://www.iesabastos.org/"</text:span><text:span text:style-name="T24">&gt;http://www.iesabastos.org/&lt;/a&gt;</text:span><text:span text:style-name="T21">&lt;/p&gt;</text:span></text:p><text:p text:style-name="P7"><text:span text:style-name="T21"><text:s text:c="2"/></text:span><text:span text:style-name="T21">&lt;table border="1"&gt;</text:span></text:p><text:p text:style-name="P7"><text:span text:style-name="T21"><text:s text:c="2"/></text:span><text:span text:style-name="T21">&lt;tr&gt;</text:span></text:p><text:p text:style-name="P7"><text:span text:style-name="T21"><text:s text:c="4"/></text:span><text:span text:style-name="T21">&lt;th&gt;Nombre del ciclo&lt;/th&gt;</text:span></text:p><text:p text:style-name="P7"><text:span text:style-name="T21"><text:s text:c="4"/></text:span><text:span text:style-name="T21">&lt;th&gt;Grado&lt;/th&gt;</text:span></text:p><text:p text:style-name="P7"><text:span text:style-name="T21"><text:s text:c="4"/></text:span><text:span text:style-name="T21">&lt;th&gt;Año del título&lt;/th&gt;</text:span></text:p><text:p text:style-name="P7"><text:span text:style-name="T21"><text:s text:c="2"/></text:span><text:span text:style-name="T21">&lt;/tr&gt;</text:span></text:p><text:p text:style-name="P7"><text:span text:style-name="T21"><text:s text:c="2"/></text:span><text:span text:style-name="T21">&lt;tr&gt;</text:span></text:p><text:p text:style-name="P7"><text:span text:style-name="T21"><text:s text:c="4"/></text:span><text:span text:style-name="T21">&lt;td&gt;Administración de Sistemas Informáticos en Red&lt;/td&gt;</text:span></text:p><text:p text:style-name="P7"><text:span text:style-name="T21"><text:s text:c="4"/></text:span><text:span text:style-name="T21">&lt;td&gt;Superior&lt;/td&gt;</text:span></text:p><text:p text:style-name="P7"><text:span text:style-name="T21"><text:s text:c="4"/></text:span><text:span text:style-name="T21">&lt;td&gt;2009&lt;/td&gt;</text:span></text:p><text:p text:style-name="P7"><text:span text:style-name="T21"><text:s text:c="2"/></text:span><text:span text:style-name="T21">&lt;/tr&gt;</text:span></text:p><text:p text:style-name="P7"><text:span text:style-name="T21"><text:s text:c="2"/></text:span><text:span text:style-name="T21">&lt;tr&gt;</text:span></text:p><text:p text:style-name="P7"><text:span text:style-name="T21"><text:s text:c="4"/></text:span><text:span text:style-name="T21">&lt;td&gt;Desarrollo de Aplicaciones Web&lt;/td&gt;</text:span></text:p><text:p text:style-name="P7"><text:span text:style-name="T21"><text:s text:c="4"/></text:span><text:span text:style-name="T21">&lt;td&gt;Superior&lt;/td&gt;</text:span></text:p><text:p text:style-name="P7"><text:span text:style-name="T21"><text:s text:c="4"/></text:span><text:span text:style-name="T21">&lt;td&gt;2010&lt;/td&gt;</text:span></text:p><text:p text:style-name="P7"><text:span text:style-name="T21"><text:s text:c="2"/></text:span><text:span text:style-name="T21">&lt;/tr&gt;</text:span></text:p><text:p text:style-name="P7"><text:span text:style-name="T21"><text:s text:c="2"/></text:span><text:span text:style-name="T21">&lt;tr&gt;</text:span></text:p><text:p text:style-name="P7"><text:span text:style-name="T21"><text:s text:c="4"/></text:span><text:span text:style-name="T21">&lt;td&gt;Sistemas Microinformáticos y Redes&lt;/td&gt;</text:span></text:p><text:p text:style-name="P7"><text:span text:style-name="T21"><text:s text:c="4"/></text:span><text:span text:style-name="T21">&lt;td&gt;Medio&lt;/td&gt;</text:span></text:p><text:p text:style-name="P7"><text:span text:style-name="T21"><text:s text:c="4"/></text:span><text:span text:style-name="T21">&lt;td&gt;2008&lt;/td&gt;</text:span></text:p><text:p text:style-name="P7"><text:span text:style-name="T21"><text:s text:c="2"/></text:span><text:span text:style-name="T21">&lt;/tr&gt;</text:span></text:p><text:p text:style-name="P7"><text:span text:style-name="T21">&lt;/table&gt;</text:span></text:p><text:p text:style-name="P7"><text:span text:style-name="T22">&lt;/html&gt;</text:span></text:p></draw:text-box></draw:frame><draw:line text:anchor-type="paragraph" draw:z-index="3" draw:name="Línea 1" draw:style-name="gr3" draw:text-style-name="P5" svg:x1="8.953cm" svg:y1="1.285cm" svg:x2="6.251cm" svg:y2="1.02cm"><text:p/></draw:line><draw:line text:anchor-type="paragraph" draw:z-index="4" draw:name="Línea 2" draw:style-name="gr3" draw:text-style-name="P5" svg:x1="8.934cm" svg:y1="6.846cm" svg:x2="-0.175cm" svg:y2="6.954cm"><text:p/></draw:line><draw:line text:anchor-type="paragraph" draw:z-index="5" draw:name="Línea horizontal 1" draw:style-name="gr2" draw:text-style-name="P5" svg:x1="6.308cm" svg:y1="9.031cm" svg:x2="0.732cm" svg:y2="9.296cm"><text:p/></draw:line><draw:line text:anchor-type="paragraph" draw:z-index="6" draw:name="Línea horizontal 2" draw:style-name="gr2" draw:text-style-name="P5" svg:x1="7.214cm" svg:y1="16.642cm" svg:x2="-0.78cm" svg:y2="17.372cm"><text:p/></draw:line><draw:line text:anchor-type="paragraph" draw:z-index="7" draw:name="Línea 3" draw:style-name="gr1" draw:text-style-name="P5" svg:x1="6.308cm" svg:y1="9.031cm" svg:x2="9.047cm" svg:y2="1.635cm"><text:p/></draw:line><draw:line text:anchor-type="paragraph" draw:z-index="8" draw:name="Línea 4" draw:style-name="gr1" draw:text-style-name="P5" svg:x1="7.214cm" svg:y1="16.642cm" svg:x2="8.847cm" svg:y2="6.526cm"><text:p/></draw:line><draw:frame text:anchor-type="paragraph" draw:z-index="0" draw:name="Marco de texto 1" draw:style-name="gr6" draw:text-style-name="P12" svg:width="8.728cm" svg:height="6.975cm" svg:x="-1.208cm" svg:y="0.168cm"><draw:text-box><text:p text:style-name="P8"><text:span text:style-name="T27">&lt;?xml </text:span><text:span text:style-name="T28">version</text:span><text:span text:style-name="T27">=</text:span><text:span text:style-name="T29">"1.0"</text:span><text:span text:style-name="T27"> </text:span><text:span text:style-name="T28">encoding</text:span><text:span text:style-name="T27">=</text:span><text:span text:style-name="T29">"UTF-8"</text:span><text:span text:style-name="T27">?&gt;</text:span></text:p><text:p text:style-name="P9"><text:span text:style-name="T21"/></text:p><text:p text:style-name="P10"><text:span text:style-name="T30">&lt;</text:span><text:span text:style-name="T27">ies </text:span><text:span text:style-name="T31">nombre</text:span><text:span text:style-name="T32">="</text:span><text:span text:style-name="T33">IES Abastos</text:span><text:span text:style-name="T32">"</text:span><text:span text:style-name="T27"> </text:span><text:span text:style-name="T28">web</text:span><text:span text:style-name="T30">="</text:span><text:span text:style-name="T29">http://www.iesabastos.org/</text:span><text:span text:style-name="T30">"</text:span><text:span text:style-name="T27"> </text:span><text:span text:style-name="T30">&gt;</text:span></text:p><text:p text:style-name="P11"><text:span text:style-name="T34"><text:s text:c="2"/></text:span><text:span text:style-name="T30">&lt;</text:span><text:span text:style-name="T27">ciclos</text:span><text:span text:style-name="T30">&gt;</text:span></text:p><text:p text:style-name="P11"><text:span text:style-name="T34"><text:s text:c="4"/></text:span><text:span text:style-name="T30">&lt;</text:span><text:span text:style-name="T27">ciclo </text:span><text:span text:style-name="T28">id</text:span><text:span text:style-name="T30">="</text:span><text:span text:style-name="T29">ASIR</text:span><text:span text:style-name="T30">"&gt;</text:span></text:p><text:p text:style-name="P11"><text:span text:style-name="T34"><text:s text:c="6"/></text:span><text:span text:style-name="T30">&lt;</text:span><text:span text:style-name="T27">nombre</text:span><text:span text:style-name="T30">&gt;</text:span><text:span text:style-name="T29">Administración de Sistemas Informáticos en Red</text:span><text:span text:style-name="T30">&lt;/</text:span><text:span text:style-name="T27">nombre</text:span><text:span text:style-name="T30">&gt;</text:span></text:p><text:p text:style-name="P11"><text:span text:style-name="T34"><text:s text:c="6"/></text:span><text:span text:style-name="T30">&lt;</text:span><text:span text:style-name="T27">grado</text:span><text:span text:style-name="T30">&gt;</text:span><text:span text:style-name="T29">Superior</text:span><text:span text:style-name="T30">&lt;/</text:span><text:span text:style-name="T27">grado</text:span><text:span text:style-name="T30">&gt;</text:span></text:p><text:p text:style-name="P11"><text:span text:style-name="T34"><text:s text:c="6"/></text:span><text:span text:style-name="T30">&lt;</text:span><text:span text:style-name="T27">decretoTitulo </text:span><text:span text:style-name="T28">año</text:span><text:span text:style-name="T30">="</text:span><text:span text:style-name="T29">2009</text:span><text:span text:style-name="T30">"</text:span><text:span text:style-name="T27"> </text:span><text:span text:style-name="T30">/&gt;</text:span></text:p><text:p text:style-name="P11"><text:span text:style-name="T34"><text:s text:c="4"/></text:span><text:span text:style-name="T30">&lt;/</text:span><text:span text:style-name="T27">ciclo</text:span><text:span text:style-name="T30">&gt;</text:span></text:p><text:p text:style-name="P11"><text:span text:style-name="T34"><text:s text:c="4"/></text:span><text:span text:style-name="T30">&lt;</text:span><text:span text:style-name="T27">ciclo </text:span><text:span text:style-name="T28">id</text:span><text:span text:style-name="T30">="</text:span><text:span text:style-name="T29">DAW</text:span><text:span text:style-name="T30">"&gt;</text:span></text:p><text:p text:style-name="P11"><text:span text:style-name="T34"><text:s text:c="6"/></text:span><text:span text:style-name="T30">&lt;</text:span><text:span text:style-name="T27">nombre</text:span><text:span text:style-name="T30">&gt;</text:span><text:span text:style-name="T29">Desarrollo de Aplicaciones Web</text:span><text:span text:style-name="T30">&lt;/</text:span><text:span text:style-name="T27">nombre</text:span><text:span text:style-name="T30">&gt;</text:span></text:p><text:p text:style-name="P11"><text:span text:style-name="T34"><text:s text:c="6"/></text:span><text:span text:style-name="T30">&lt;</text:span><text:span text:style-name="T27">grado</text:span><text:span text:style-name="T30">&gt;</text:span><text:span text:style-name="T29">Superior</text:span><text:span text:style-name="T30">&lt;/</text:span><text:span text:style-name="T27">grado</text:span><text:span text:style-name="T30">&gt;</text:span></text:p><text:p text:style-name="P11"><text:span text:style-name="T34"><text:s text:c="6"/></text:span><text:span text:style-name="T30">&lt;</text:span><text:span text:style-name="T27">decretoTitulo </text:span><text:span text:style-name="T28">año</text:span><text:span text:style-name="T30">="</text:span><text:span text:style-name="T29">2010</text:span><text:span text:style-name="T30">"</text:span><text:span text:style-name="T27"> </text:span><text:span text:style-name="T30">/&gt;</text:span></text:p><text:p text:style-name="P11"><text:span text:style-name="T34"><text:s text:c="4"/></text:span><text:span text:style-name="T30">&lt;/</text:span><text:span text:style-name="T27">ciclo</text:span><text:span text:style-name="T30">&gt;</text:span></text:p><text:p text:style-name="P11"><text:span text:style-name="T34"><text:s text:c="4"/></text:span><text:span text:style-name="T30">&lt;</text:span><text:span text:style-name="T27">ciclo </text:span><text:span text:style-name="T28">id</text:span><text:span text:style-name="T30">="</text:span><text:span text:style-name="T29">SMR</text:span><text:span text:style-name="T30">"&gt;</text:span></text:p><text:p text:style-name="P11"><text:span text:style-name="T34"><text:s text:c="6"/></text:span><text:span text:style-name="T30">&lt;</text:span><text:span text:style-name="T27">nombre</text:span><text:span text:style-name="T30">&gt;</text:span><text:span text:style-name="T29">Sistemas Microinformáticos y Redes</text:span><text:span text:style-name="T30">&lt;/</text:span><text:span text:style-name="T27">nombre</text:span><text:span text:style-name="T30">&gt;</text:span></text:p><text:p text:style-name="P11"><text:span text:style-name="T34"><text:s text:c="6"/></text:span><text:span text:style-name="T30">&lt;</text:span><text:span text:style-name="T27">grado</text:span><text:span text:style-name="T30">&gt;</text:span><text:span text:style-name="T29">Medio</text:span><text:span text:style-name="T30">&lt;/</text:span><text:span text:style-name="T27">grado</text:span><text:span text:style-name="T30">&gt;</text:span></text:p><text:p text:style-name="P11"><text:span text:style-name="T34"><text:s text:c="6"/></text:span><text:span text:style-name="T35">&lt;</text:span><text:span text:style-name="T36">decretoTitulo </text:span><text:span text:style-name="T37">año</text:span><text:span text:style-name="T35">="</text:span><text:span text:style-name="T38">2008</text:span><text:span text:style-name="T35">"</text:span><text:span text:style-name="T36"> </text:span><text:span text:style-name="T35">/&gt;</text:span></text:p><text:p text:style-name="P11"><text:span text:style-name="T34"><text:s text:c="4"/></text:span><text:span text:style-name="T30">&lt;/</text:span><text:span text:style-name="T27">ciclo</text:span><text:span text:style-name="T30">&gt;</text:span></text:p><text:p text:style-name="P11"><text:span text:style-name="T34"><text:s text:c="2"/></text:span><text:span text:style-name="T30">&lt;/</text:span><text:span text:style-name="T27">ciclos</text:span><text:span text:style-name="T30">&gt;</text:span></text:p><text:p text:style-name="P10"><text:span text:style-name="T30">&lt;/</text:span><text:span text:style-name="T27">ies</text:span><text:span text:style-name="T30">&gt;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 style:font-family-generic="system" style:font-pitch="variable"/>
    <style:font-face style:name="F" svg:font-family="" style:font-family-generic="roman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13:53:22.182000000</meta:creation-date>
    <dc:date>2022-03-17T14:28:54.041000000</dc:date>
    <meta:editing-duration>PT15M10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8"/>
    <meta:generator>LibreOffice/7.2.1.2$Windows_X86_64 LibreOffice_project/87b77fad49947c1441b67c559c339af8f3517e22</meta:generator>
  </office:meta>
</office:document-meta>
</file>